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pple-system, system-ui, 'Segoe UI', Ubuntu, Cantarell, 'Noto Sans', sans-serif, BlinkMacSystemFont, 'Helvetica Neue', Arial"/>
    <style:font-face style:name="monospace" svg:font-family="monospace"/>
    <style:font-face style:name="monospace1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text-properties fo:language="ru" fo:country="RU"/>
    </style:style>
    <style:style style:name="P2" style:family="paragraph">
      <style:text-properties fo:language="ru" fo:country="RU"/>
    </style:style>
    <style:style style:name="P3" style:family="paragraph" style:parent-style-name="Preformatted_20_Text">
      <loext:graphic-properties draw:fill="solid" draw:fill-color="#f4f4f4" draw:opacity="100%"/>
      <style:paragraph-properties fo:margin-left="0in" fo:margin-right="0in" fo:margin-top="0in" fo:margin-bottom="0in" loext:contextual-spacing="false" fo:line-height="160%" fo:orphans="2" fo:widows="2" fo:text-indent="0in" style:auto-text-indent="false" fo:background-color="#f4f4f4" fo:padding-left="0in" fo:padding-right="0.0193in" fo:padding-top="0.0193in" fo:padding-bottom="0.0193in" fo:border-left="none" fo:border-right="0.74pt solid #dddddd" fo:border-top="0.74pt solid #dddddd" fo:border-bottom="0.74pt solid #dddddd"/>
    </style:style>
    <style:style style:name="P4" style:family="paragraph" style:parent-style-name="Preformatted_20_Text">
      <loext:graphic-properties draw:fill="solid" draw:fill-color="#f4f4f4" draw:opacity="100%"/>
      <style:paragraph-properties fo:margin-top="0in" fo:margin-bottom="0in" loext:contextual-spacing="false" fo:line-height="160%" fo:orphans="2" fo:widows="2" fo:background-color="#f4f4f4" fo:padding-left="0in" fo:padding-right="0.0193in" fo:padding-top="0.0193in" fo:padding-bottom="0.0193in" fo:border-left="none" fo:border-right="0.74pt solid #dddddd" fo:border-top="0.74pt solid #dddddd" fo:border-bottom="0.74pt solid #dddddd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Text_20_body">
      <style:text-properties officeooo:paragraph-rsid="001ace7b"/>
    </style:style>
    <style:style style:name="P7" style:family="paragraph" style:parent-style-name="Text_20_body">
      <style:text-properties fo:language="ru" fo:country="RU"/>
    </style:style>
    <style:style style:name="T1" style:family="text">
      <style:text-properties fo:font-variant="normal" fo:text-transform="none" fo:color="#1a202c" style:font-name="Roboto" fo:font-size="10.5pt" fo:letter-spacing="normal" fo:font-style="normal" fo:font-weight="normal"/>
    </style:style>
    <style:style style:name="T2" style:family="text">
      <style:text-properties fo:font-variant="normal" fo:text-transform="none" fo:color="#1a202c" style:font-name="monospace1" fo:font-size="10.5pt" fo:letter-spacing="normal" fo:font-style="normal" fo:font-weight="normal" loext:padding="0.0193in" loext:border="0.06pt solid #e2e8f0"/>
    </style:style>
    <style:style style:name="T3" style:family="text">
      <style:text-properties fo:font-variant="normal" fo:text-transform="none" fo:color="#0f9aee" style:text-line-through-style="none" style:text-line-through-type="none" style:font-name="Roboto" fo:font-size="10.5pt" fo:letter-spacing="normal" fo:font-style="normal" style:text-underline-style="none" fo:font-weight="normal" style:text-blinking="false" fo:background-color="transparent" loext:char-shading-value="0" loext:padding="0.0193in" loext:border="0.06pt solid #e2e8f0"/>
    </style:style>
    <style:style style:name="T4" style:family="text">
      <style:text-properties fo:font-variant="normal" fo:text-transform="none" fo:color="#666666" style:font-name="monospace1" fo:font-size="11.25pt" fo:letter-spacing="normal" fo:font-style="normal" fo:font-weight="normal" loext:padding="0.0193in" loext:border="0.06pt solid #e2e8f0"/>
    </style:style>
    <style:style style:name="T5" style:family="text">
      <style:text-properties fo:font-variant="normal" fo:text-transform="none" fo:color="#666666" style:font-name="monospace1" fo:font-size="11.25pt" fo:letter-spacing="normal" fo:language="ru" fo:country="RU" fo:font-style="normal" fo:font-weight="normal" loext:padding="0.0193in" loext:border="0.06pt solid #e2e8f0"/>
    </style:style>
    <style:style style:name="T6" style:family="text">
      <style:text-properties fo:font-variant="normal" fo:text-transform="none" fo:color="#666666" fo:letter-spacing="normal" loext:padding="0.0193in" loext:border="0.06pt solid #e2e8f0"/>
    </style:style>
    <style:style style:name="T7" style:family="text">
      <style:text-properties fo:font-variant="normal" fo:text-transform="none" fo:color="#666666" fo:letter-spacing="normal" fo:language="ru" fo:country="RU" loext:padding="0.0193in" loext:border="0.06pt solid #e2e8f0"/>
    </style:style>
    <style:style style:name="T8" style:family="text">
      <style:text-properties officeooo:rsid="001ace7b"/>
    </style:style>
    <style:style style:name="T9" style:family="text">
      <style:text-properties style:font-name="Liberation Mono" officeooo:rsid="001ace7b" style:font-name-asian="Noto Sans Mono CJK SC" style:font-name-complex="Liberation Mono"/>
    </style:style>
    <style:style style:name="T10" style:family="text">
      <style:text-properties style:font-name="Liberation Mono" fo:language="ru" fo:country="RU" officeooo:rsid="001ace7b" style:font-name-asian="Noto Sans Mono CJK SC" style:font-name-complex="Liberation Mono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ace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ask 2</text:h>
      <text:p text:style-name="Text_20_body"><text:span text:style-name="T11"><text:line-break/>Домашнее задание на клиентскую часть<text:line-break/>Для выполнения дз используйте </text:span><text:a xlink:type="simple" xlink:href="https://github.com/samartsevigor/react-router-task-X" text:style-name="Internet_20_link" text:visited-style-name="Visited_20_Internet_20_Link">https://github.com/samartsevigor/react-router-task-X</text:a></text:p>
      <text:p text:style-name="P7">Все изменения проходят ТОЛЬКО в папке клиент</text:p>
      <text:p text:style-name="Text_20_body"><text:span text:style-name="T11">У вас есть route /dashboard - прописан внутри файла </text:span><text:span text:style-name="Source_20_Text"><text:span text:style-name="T11">/client/config/root</text:span></text:span></text:p>
      <text:p text:style-name="P7">Ваша задача создать еще два route<text:line-break/>/dashboard/profile/:user<text:line-break/>/dashboard/main</text:p>
      <text:p text:style-name="P7">Оба роута должны смотреть на тот же компонент на который смотрит route /dashboard<text:line-break/>Можно использовать символ звездочка для сокращения записи</text:p>
      <text:p text:style-name="P3"><text:span text:style-name="Source_20_Text"><text:span text:style-name="T7"><text:s/></text:span></text:span><text:span text:style-name="Source_20_Text"><text:span text:style-name="T5">&lt;Route exact path="/test/*" component={() =&gt; &lt;Home /&gt;} /&gt; <text:s/></text:span></text:span></text:p>
      <text:p text:style-name="Text_20_body"><text:span text:style-name="T11">Любой роут начинающийся с </text:span><text:span text:style-name="Source_20_Text"><text:span text:style-name="T11">/test/</text:span></text:span><text:span text:style-name="T11"> будет возвращать компонент Home</text:span></text:p>
      <text:p text:style-name="Text_20_body"><text:span text:style-name="T11">Внутри компонента Home вы должны создат ьвнутренюю структуру роутинга, таким образом, что компонент Header всегда будет на странице, которая начинается с </text:span><text:span text:style-name="Source_20_Text"><text:span text:style-name="T11">/dashboard/</text:span></text:span></text:p>
      <text:p text:style-name="P7">Внутри этого компонента будет три роута <text:span text:style-name="T8">и</text:span> три разных компонета(надо создать, проще всего скопировать компонент Dummy.js в новые файлы)<text:line-break/>/dashboard/<text:line-break/>/dashboard/main<text:line-break/>/dashboard/profile/:user</text:p>
      <text:h text:style-name="Heading_20_1" text:outline-level="1">/dashboard/</text:h>
      <text:p text:style-name="P7">Внутри должно быть три элемента</text:p>
      <text:p text:style-name="Text_20_body"><text:span text:style-name="T11">div с id="title" и текстом Dashboard<text:line-break/>ссылка(реакт) с навигацией </text:span><text:span text:style-name="Source_20_Text"><text:span text:style-name="T11">/dashboard/profile/7</text:span></text:span><text:span text:style-name="Source_20_Text"><text:span text:style-name="T12">f</text:span></text:span><text:span text:style-name="Source_20_Text"><text:span text:style-name="T10">fsg</text:span></text:span><text:span text:style-name="Source_20_Text"><text:span text:style-name="T11">-</text:span></text:span><text:span text:style-name="Source_20_Text"><text:span text:style-name="T10">8trhfg</text:span></text:span><text:span text:style-name="Source_20_Text"><text:span text:style-name="T11">-</text:span></text:span><text:span text:style-name="Source_20_Text"><text:span text:style-name="T10">54bhhg</text:span></text:span><text:span text:style-name="Source_20_Text"><text:span text:style-name="T11">-b70c-</text:span></text:span><text:span text:style-name="Source_20_Text"><text:span text:style-name="T10">egfjiykjvF</text:span></text:span><text:span text:style-name="T11"> и текстом "Go To Profile"<text:line-break/>ссылка(реакт) с навигацией </text:span><text:span text:style-name="Source_20_Text"><text:span text:style-name="T11">/dashboard/main</text:span></text:span><text:span text:style-name="T11"> и текстом "Go To Main"</text:span></text:p>
      <text:h text:style-name="Heading_20_1" text:outline-level="1">/dashboard/main</text:h>
      <text:p text:style-name="P7">Внутри должно быть три элемента</text:p>
      <text:p text:style-name="P6"><text:span text:style-name="T11">div с id="title" и текстом Main<text:line-break/>ссылка(реакт) с навигацией </text:span><text:span text:style-name="Source_20_Text"><text:span text:style-name="T11">/dashboard/profile/7</text:span></text:span><text:span text:style-name="Source_20_Text"><text:span text:style-name="T12">f</text:span></text:span><text:span text:style-name="Source_20_Text"><text:span text:style-name="T10">fsg</text:span></text:span><text:span text:style-name="Source_20_Text"><text:span text:style-name="T11">-</text:span></text:span><text:span text:style-name="Source_20_Text"><text:span text:style-name="T10">8trhfg</text:span></text:span><text:span text:style-name="Source_20_Text"><text:span text:style-name="T11">-</text:span></text:span><text:span text:style-name="Source_20_Text"><text:span text:style-name="T10">54bhhg</text:span></text:span><text:span text:style-name="Source_20_Text"><text:span text:style-name="T11">-b70c-</text:span></text:span><text:span text:style-name="Source_20_Text"><text:span text:style-name="T10">egfjiykjvF</text:span></text:span><text:span text:style-name="T11"> и текстом "Go To Profile"<text:line-break/>ссылка(реакт) с навигацией </text:span><text:span text:style-name="Source_20_Text"><text:span text:style-name="T11">/dashboard</text:span></text:span><text:span text:style-name="T11"> и текстом "Go To Root"</text:span></text:p>
      <text:h text:style-name="Heading_20_1" text:outline-level="1"><text:soft-page-break/>/dashboard/profile/:user</text:h>
      <text:p text:style-name="P7">Внутри должно быть четыре элемента</text:p>
      <text:p text:style-name="Text_20_body"><text:span text:style-name="T11">ссылка(реакт) с навигацией </text:span><text:span text:style-name="Source_20_Text"><text:span text:style-name="T11">/dashboard</text:span></text:span><text:span text:style-name="T11"> и текстом "Go To Root"<text:line-break/>ссылка(реакт) с навигацией </text:span><text:span text:style-name="Source_20_Text"><text:span text:style-name="T11">/dashboard/main</text:span></text:span><text:span text:style-name="T11"> и текстом "Go To Main"<text:line-break/>div с id="title" и текстом Profile<text:line-break/>div c id="username" и текстом, которые берется из параметра роута(см лекцию)<text:line-break/>надо использовать</text:span></text:p>
      <text:p text:style-name="P3"><text:span text:style-name="Source_20_Text"><text:span text:style-name="T5">import { useParams } from 'react-router-dom' <text:s/></text:span></text:span></text:p>
      <text:p text:style-name="P4"><text:span text:style-name="Source_20_Text"><text:span text:style-name="T7"/></text:span></text:p>
      <text:p text:style-name="P4"><text:span text:style-name="Source_20_Text"><text:span text:style-name="T5">.... <text:s/></text:span></text:span></text:p>
      <text:p text:style-name="P4"><text:span text:style-name="Source_20_Text"><text:span text:style-name="T5">const { username } = useParams() <text:s/></text:span></text:span></text:p>
      <text:p text:style-name="P7">В данном примере username это имя параметра переданного в рот задается внутри объявления компонентов роутов</text:p>
      <text:p text:style-name="P7">например</text:p>
      <text:p text:style-name="P3"><text:span text:style-name="Source_20_Text"><text:span text:style-name="T7"><text:s text:c="2"/></text:span></text:span><text:span text:style-name="Source_20_Text"><text:span text:style-name="T5">&lt;Route exact path="/dashboard/profile/:username" component={() =&gt; &lt;Profile /&gt;} /&gt; <text:s/></text:span></text:span></text:p>
      <text:p text:style-name="Text_20_body"><text:span text:style-name="T11">В конце обновите компонент - header.js, так, чтобы элемент внутри #menu при нажатии переходил на страницу </text:span><text:a xlink:type="simple" xlink:href="https://www.google.com/" text:style-name="Internet_20_link" text:visited-style-name="Visited_20_Internet_20_Link">https://www.google.com/</text:a><text:span text:style-name="T11"><text:line-break/><text:line-break/>Вы должны сделать deploy задания на хероку и </text:span><text:span text:style-name="T12">скинуть линк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pple-system, system-ui, 'Segoe UI', Ubuntu, Cantarell, 'Noto Sans', sans-serif, BlinkMacSystemFont, 'Helvetica Neue', Arial"/>
    <style:font-face style:name="monospace" svg:font-family="monospace"/>
    <style:font-face style:name="monospace1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17:49:35.170284231</meta:creation-date>
    <dc:date>2020-05-12T17:55:00.683782961</dc:date>
    <meta:editing-duration>PT5M26S</meta:editing-duration>
    <meta:editing-cycles>1</meta:editing-cycles>
    <meta:document-statistic meta:table-count="0" meta:image-count="0" meta:object-count="0" meta:page-count="2" meta:paragraph-count="26" meta:word-count="285" meta:character-count="2216" meta:non-whitespace-character-count="1942"/>
    <meta:generator>LibreOffice/6.4.2.2$Linux_X86_64 LibreOffice_project/40$Build-2</meta:generator>
  </office:meta>
</office:document-meta>
</file>